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82372461488426506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6890591376226748674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22"><text:soft-page-break/>Sat 9/2/2017 <text:span text:style-name="T1">2 miles</text:span></text:p>
      <text:p text:style-name="P22">I ran 1 mile on a treadmill in 9:29.</text:p>
      <text:p text:style-name="P22">Then I used the weight machines to do about 18 exercises for a full body workout.</text:p>
      <text:p text:style-name="P22">I finished with a mile in 9:00 on a treadmill.</text:p>
      <text:p text:style-name="P22"/>
      <text:p text:style-name="P22">Sun 9/3/2017 <text:span text:style-name="T1">4 miles</text:span></text:p>
      <text:p text:style-name="P22">I ran 4 miles on hilly roads and averaged 9:56/mile.</text:p>
      <text:p text:style-name="P22"/>
      <text:p text:style-name="P22">Mon 9/4/2017 <text:span text:style-name="T1">1mile</text:span></text:p>
      <text:p text:style-name="P22">I walked 1 mile with Mary Jane on a hilly loop.</text:p>
      <text:p text:style-name="P22"/>
      <text:p text:style-name="P22">Tues 9/5/2017 <text:span text:style-name="T1">4 miles</text:span></text:p>
      <text:p text:style-name="P22">I ran ½ mile to the Wise Center.</text:p>
      <text:p text:style-name="P22">On a treadmill I ran 3 miles and averaged 9:20/mile. Then I jogged a ½ mile.</text:p>
      <text:p text:style-name="P22"/>
      <text:p text:style-name="P22">Wed 9/6/2014 <text:span text:style-name="T1">no running</text:span></text:p>
      <text:p text:style-name="P22"/>
      <text:p text:style-name="P22">Thur 9/7/2017 <text:span text:style-name="T1">4 miles</text:span></text:p>
      <text:p text:style-name="P22">I jogged 1 mile, ran 2 miles on relatively flat roads and then warmed down with a </text:p>
      <text:p text:style-name="P22">1 mile jog. <text:s/>The splits on the 2 miles were 9:47 and 9:13.</text:p>
      <text:p text:style-name="P22"/>
      <text:p text:style-name="P22">Fri 9/7/2017 <text:span text:style-name="T1">4 miles</text:span> </text:p>
      <text:p text:style-name="P22">I did the same workout as yesterday. The splits on the 2 miles were 9:32 and 9:02.</text:p>
      <text:p text:style-name="P22"/>
      <text:p text:style-name="P23">19 miles in the last week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08T12:31:24.15</dc:date>
    <dc:creator>James Lombardi</dc:creator>
    <meta:editing-duration>PT20H50M35S</meta:editing-duration>
    <meta:editing-cycles>125</meta:editing-cycles>
    <meta:generator>OpenOffice/4.1.2$Win32 OpenOffice.org_project/412m3$Build-9782</meta:generator>
    <meta:document-statistic meta:table-count="0" meta:image-count="0" meta:object-count="0" meta:page-count="9" meta:paragraph-count="167" meta:word-count="3285" meta:character-count="16617"/>
  </office:meta>
</office:document-meta>
</file>